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0.885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3.401cm"/>
    </style:style>
    <style:style style:name="Tabelle1.C" style:family="table-column">
      <style:table-column-properties style:column-width="4.08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style:font-name-asian="Droid Sans Fallback" style:font-name-complex="DejaVu Sans"/>
    </style:style>
    <style:style style:name="P3" style:family="paragraph" style:parent-style-name="Standard">
      <style:text-properties style:font-name="Liberation Serif" officeooo:paragraph-rsid="0012c946" style:font-name-asian="Droid Sans Fallback" style:font-name-complex="DejaVu Sans"/>
    </style:style>
    <style:style style:name="P4" style:family="paragraph" style:parent-style-name="Standard">
      <style:text-properties style:font-name="Liberation Serif" fo:font-size="10pt" style:font-name-asian="Droid Sans Fallback" style:font-size-asian="10pt" style:font-name-complex="DejaVu Sans" style:font-size-complex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ize="16pt" fo:font-weight="bold" officeooo:rsid="000ebd8b" officeooo:paragraph-rsid="000ebd8b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0ebd8b" officeooo:paragraph-rsid="000f1db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f1dba" officeooo:paragraph-rsid="000f1db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weight="bold" style:font-weight-asian="bold" style:font-weight-complex="bold"/>
    </style:style>
    <style:style style:name="P11" style:family="paragraph" style:parent-style-name="Standard">
      <style:text-properties officeooo:paragraph-rsid="001212cb"/>
    </style:style>
    <style:style style:name="P12" style:family="paragraph" style:parent-style-name="Standard">
      <style:text-properties officeooo:paragraph-rsid="0012c946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Quotations">
      <style:text-properties officeooo:paragraph-rsid="0012c946"/>
    </style:style>
    <style:style style:name="P15" style:family="paragraph" style:parent-style-name="Table_20_Contents">
      <style:text-properties style:font-name="Liberation Serif" fo:font-size="10pt" style:font-name-asian="Droid Sans Fallback" style:font-size-asian="10pt" style:font-name-complex="DejaVu Sans" style:font-size-complex="10pt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fo:font-size="12pt" fo:font-weight="normal" officeooo:rsid="000f1dba" officeooo:paragraph-rsid="000f1dba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f1dba" officeooo:paragraph-rsid="000f1dba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rsid="000ebd8b" officeooo:paragraph-rsid="000f1dba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style="italic" fo:font-weight="bold" officeooo:rsid="000fb050" officeooo:paragraph-rsid="000fb050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1">
      <style:text-properties fo:font-size="12pt" fo:font-style="italic" fo:font-weight="bold" officeooo:rsid="000fb050" officeooo:paragraph-rsid="0015a10b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0fb050" officeooo:paragraph-rsid="0015a10b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style="italic" fo:font-weight="bold" officeooo:rsid="000fb050" officeooo:paragraph-rsid="0012e92d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 style:list-style-name="L1">
      <style:text-properties fo:font-size="12pt" fo:font-style="italic" fo:font-weight="normal" officeooo:rsid="000fb050" officeooo:paragraph-rsid="0014558d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1">
      <style:text-properties fo:font-size="12pt" fo:font-style="normal" fo:font-weight="normal" officeooo:rsid="000fb050" officeooo:paragraph-rsid="0014558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text-properties fo:font-size="12pt" fo:font-style="normal" fo:font-weight="normal" officeooo:rsid="000fb050" officeooo:paragraph-rsid="0015a10b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officeooo:rsid="0012e92d" officeooo:paragraph-rsid="0012e92d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rsid="0012e92d" officeooo:paragraph-rsid="0012e92d" style:font-weight-asian="bold" style:font-weight-complex="bold"/>
    </style:style>
    <style:style style:name="P30" style:family="paragraph" style:parent-style-name="Standard">
      <style:text-properties fo:font-weight="bold" officeooo:paragraph-rsid="0014558d" style:font-weight-asian="bold" style:font-weight-complex="bold"/>
    </style:style>
    <style:style style:name="P31" style:family="paragraph" style:parent-style-name="Standard">
      <style:text-properties fo:font-weight="bold" officeooo:paragraph-rsid="0012e92d" style:font-weight-asian="bold" style:font-weight-complex="bold"/>
    </style:style>
    <style:style style:name="P32" style:family="paragraph" style:parent-style-name="Standard">
      <style:text-properties officeooo:rsid="0012c946" officeooo:paragraph-rsid="0012c946"/>
    </style:style>
    <style:style style:name="P33" style:family="paragraph" style:parent-style-name="Standard">
      <style:text-properties fo:color="#2300dc" officeooo:rsid="0012e92d" officeooo:paragraph-rsid="0012e92d"/>
    </style:style>
    <style:style style:name="P34" style:family="paragraph" style:parent-style-name="Standard">
      <style:text-properties fo:font-size="16pt" fo:font-weight="bold" officeooo:rsid="000ebd8b" officeooo:paragraph-rsid="000ebd8b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paragraph-rsid="0012e92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style:font-name-asian="Droid Sans Fallback" style:font-name-complex="DejaVu Sans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name-asian="Droid Sans Fallback" style:font-name-complex="DejaVu San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e92d" style:font-weight-asian="bold" style:font-weight-complex="bold"/>
    </style:style>
    <style:style style:name="T8" style:family="text">
      <style:text-properties fo:color="#2300dc"/>
    </style:style>
    <style:style style:name="T9" style:family="text">
      <style:text-properties fo:color="#2300dc" style:font-name="Liberation Serif" style:font-name-asian="Droid Sans Fallback" style:font-name-complex="DejaVu Sans"/>
    </style:style>
    <style:style style:name="T10" style:family="text">
      <style:text-properties officeooo:rsid="000f1dba"/>
    </style:style>
    <style:style style:name="T11" style:family="text">
      <style:text-properties fo:font-style="italic" fo:font-weight="bold" officeooo:rsid="000f1db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fb050" style:font-style-asian="italic" style:font-weight-asian="bold" style:font-style-complex="italic" style:font-weight-complex="bold"/>
    </style:style>
    <style:style style:name="T13" style:family="text">
      <style:text-properties fo:font-style="normal" officeooo:rsid="000fb050" style:font-style-asian="normal" style:font-style-complex="normal"/>
    </style:style>
    <style:style style:name="T14" style:family="text">
      <style:text-properties officeooo:rsid="0012e92d"/>
    </style:style>
    <style:style style:name="T15" style:family="text">
      <style:text-properties officeooo:rsid="0014558d"/>
    </style:style>
    <style:style style:name="T16" style:family="text">
      <style:text-properties officeooo:rsid="0015a10b"/>
    </style:style>
    <style:style style:name="T17" style:family="text">
      <style:text-properties officeooo:rsid="0015de4a"/>
    </style:style>
    <style:style style:name="T18" style:family="text">
      <style:text-properties officeooo:rsid="0017eb2a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0">Processing of</text:span> MODIS S<text:span text:style-name="T10">c</text:span>ene<text:span text:style-name="T10">s</text:span> f<text:span text:style-name="T10">o</text:span>r NN-input:</text:h>
      <text:p text:style-name="Text_20_body"/>
      <text:p text:style-name="P7">SeaDas<text:span text:style-name="T10">7.0.1</text:span></text:p>
      <text:p text:style-name="P9">download/install <text:s/>seadas_7.0.1_linux64_installer.sh</text:p>
      <text:p text:style-name="P8"><text:span text:style-name="T10">download</text:span><text:span text:style-name="T11"> install_ocssw.py</text:span><text:span text:style-name="T10"> to seadas-dir</text:span></text:p>
      <text:list xml:id="list13444196521" text:style-name="L1">
        <text:list-item>
          <text:p text:style-name="P17">cd SEADASDIR</text:p>
        </text:list-item>
        <text:list-item>
          <text:p text:style-name="P19"><text:span text:style-name="T12">python </text:span><text:span text:style-name="T11">install_ocssw.py </text:span><text:span text:style-name="T12">-h </text:span><text:span text:style-name="T13">to see what to do next</text:span></text:p>
        </text:list-item>
        <text:list-item>
          <text:p text:style-name="P20">python install_ocssw.py -v --aqua --terra</text:p>
          <text:p text:style-name="P25"><text:span text:style-name="T15">files are installed in $SEADASDIR/ocssw</text:span></text:p>
        </text:list-item>
        <text:list-item>
          <text:p text:style-name="P24"><text:span text:style-name="T15"><text:s/>./bashrc</text:span></text:p>
          <text:p text:style-name="P24"><text:span text:style-name="T15">export OCSSWROOT=/home/wschoenf/seadas-7.0.1/ocssw</text:span></text:p>
          <text:p text:style-name="P24"><text:span text:style-name="T15">source $OCSSWROOT/OCSSW_bash.env</text:span></text:p>
        </text:list-item>
        <text:list-item>
          <text:p text:style-name="P26"><text:span text:style-name="T16">cd ...../proc_modis_nn, </text:span><text:span text:style-name="T17">edit python-scripts</text:span></text:p>
        </text:list-item>
        <text:list-item>
          <text:p text:style-name="P21"><text:span text:style-name="T16">python get_scene_7.0.py</text:span></text:p>
        </text:list-item>
        <text:list-item>
          <text:p text:style-name="P21"><text:span text:style-name="T16">python proc_modis_nn.py</text:span></text:p>
        </text:list-item>
      </text:list>
      <text:p text:style-name="P22"><text:span text:style-name="T16"/></text:p>
      <text:p text:style-name="P27">set vars:</text:p>
      <text:p text:style-name="P23"><text:span text:style-name="T14">&gt;SEADASDIR=/home/wschoenf/seadas</text:span><text:span text:style-name="T18">-7.0.1</text:span></text:p>
      <text:p text:style-name="Horizontal_20_Line"/>
      <text:p text:style-name="P9"/>
      <text:p text:style-name="P7">SeaDas6.4</text:p>
      <text:p text:style-name="P10">vor dem starten von l1bgen oder l2gen muß seadas initialisiert werden:</text:p>
      <text:list xml:id="list1240144270" text:continue-numbering="true" text:style-name="L1">
        <text:list-item>
          <text:p text:style-name="P16">cd SEADASDIR</text:p>
        </text:list-item>
        <text:list-item>
          <text:p text:style-name="P16">./config/seadas_setup -em</text:p>
        </text:list-item>
        <text:list-item>
          <text:p text:style-name="P16">cd data-dir</text:p>
        </text:list-item>
      </text:list>
      <text:p text:style-name="Standard">oder in ./bashrc</text:p>
      <text:p text:style-name="P5">source PATH_TO_SEADAS/config/seadas.env</text:p>
      <text:p text:style-name="P5"/>
      <text:p text:style-name="P27">set vars:</text:p>
      <text:p text:style-name="P31"><text:span text:style-name="T14">&gt;SEADASDIR=/home/wschoenf/nasa/seadas6.4</text:span></text:p>
      <text:p text:style-name="Horizontal_20_Line"/>
      <text:p text:style-name="P30"/>
      <text:p text:style-name="Standard">Download L1A Scene mit wget</text:p>
      <text:p text:style-name="Standard">Entpacken</text:p>
      <text:p text:style-name="P35"><text:span text:style-name="T14">set vars:</text:span></text:p>
      <text:p text:style-name="P29">&gt;SCENE=A2013123122500</text:p>
      <text:p text:style-name="P29"/>
      <text:p text:style-name="Standard">Erzeugen eines GEO-files für Georeferenzierung: modis_GEO.py oder geogen_modis</text:p>
      <text:p text:style-name="Standard">&gt;<text:span text:style-name="T7">$SEADASDIR</text:span><text:span text:style-name="T6">/run/scripts/modis_GEO.py -v </text:span><text:span text:style-name="T7">$SCENE</text:span><text:span text:style-name="T6">.L1A_LAC</text:span></text:p>
      <text:p text:style-name="P6"/>
      <text:p text:style-name="P32">Info:</text:p>
      <text:p text:style-name="Standard"><draw:frame draw:style-name="fr1" draw:name="Rahmen1" text:anchor-type="char" draw:z-index="0"><draw:text-box fo:min-height="0.499cm" fo:min-width="2cm"><text:p text:style-name="Preformatted_20_Text">Land/SeaMask <text:s text:c="3"/>EOS Land/Sea Mask <text:s text:c="14"/>uint8</text:p><text:p text:style-name="Preformatted_20_Text"><text:s text:c="48"/>(nscans*10:MODIS_Swath_Type_GEO,</text:p><text:p text:style-name="Preformatted_20_Text"><text:s text:c="49"/>mframes:MODIS_Swath_Type_GEO) </text:p><text:p text:style-name="Preformatted_20_Text"><text:s text:c="16"/>DN values:</text:p><text:p text:style-name="Preformatted_20_Text"><text:s text:c="16"/>0: <text:s text:c="5"/>Shallow Ocean (Ocean &lt;5k from coast OR &lt;50m deep).</text:p><text:p text:style-name="Preformatted_20_Text"><text:s text:c="16"/>1: <text:s text:c="5"/>Land (not anything else).</text:p><text:p text:style-name="Preformatted_20_Text"><text:s text:c="16"/>2: <text:s text:c="5"/>Ocean Coastlines and Lake Shorelines.</text:p><text:p text:style-name="Preformatted_20_Text"><text:s text:c="16"/>3: <text:s text:c="5"/>Shallow Inland Water (Inland Water &lt; 5km from shore</text:p><text:p text:style-name="Preformatted_20_Text"><text:s text:c="32"/>OR &lt; 50m deep).</text:p><text:p text:style-name="Preformatted_20_Text"><text:s text:c="16"/>4: <text:s text:c="5"/>Ephemeral (intermittent) Water.</text:p><text:p text:style-name="Preformatted_20_Text"><text:s text:c="16"/>5: <text:s text:c="5"/>Deep Inland Water (Inland water &gt; 5km from shoreline</text:p><text:p text:style-name="Preformatted_20_Text"><text:s text:c="32"/>AND &gt; 50m deep).</text:p><text:p text:style-name="Preformatted_20_Text"><text:s text:c="16"/>6: <text:s text:c="5"/>Moderate or Continental Ocean (Ocean &gt; 5km from coast</text:p><text:p text:style-name="Preformatted_20_Text"><text:s text:c="32"/>AND &gt; 50m deep AND &lt; 500m deep).</text:p><text:p text:style-name="Preformatted_20_Text"><text:s text:c="16"/>7: <text:s text:c="5"/>Deep Ocean (Ocean &gt; 500m deep).</text:p><text:p text:style-name="Preformatted_20_Text"/><text:p text:style-name="Preformatted_20_Text"><text:s text:c="16"/>SDS Attributes:</text:p><text:p text:style-name="Preformatted_20_Text"><text:s text:c="16"/>Attribute Name <text:s text:c="7"/>Format <text:s text:c="11"/>Example</text:p><text:p text:style-name="Preformatted_20_Text"><text:s text:c="16"/>-------------- <text:s text:c="7"/>------ <text:s text:c="11"/>-------</text:p><text:p text:style-name="Preformatted_20_Text"/><text:p text:style-name="P13"><text:s text:c="16"/>_FillValue <text:s text:c="11"/>uint8 <text:s text:c="12"/>221</text:p></draw:text-box></draw:frame><text:soft-page-break/></text:p>
      <text:p text:style-name="Standard">Georeferenzierung der L1A Scene mit modis_L1B.py <text:s/>oder l1bgen</text:p>
      <text:p text:style-name="Standard">&gt;<text:span text:style-name="T7">$SEADASDIR</text:span><text:span text:style-name="T6">/run/scripts/modis_L1B.py -v --del-hkm --del-qkm </text:span><text:span text:style-name="T7">$SCENE</text:span><text:span text:style-name="T6">.L1A_LAC</text:span></text:p>
      <text:p text:style-name="Standard"/>
      <text:p text:style-name="Standard">Erstellen der Felder für ozon und pressure mit l2gen (absoluter Pfad muss angegeben werden!): </text:p>
      <text:p text:style-name="P5">&gt;<text:span text:style-name="T14">$SEADASDIR</text:span>/run/bin/linux_64/l2gen ifile=$PWD/$SCENE.L1B_LAC geofile=$PWD/$SCENE.GEO ofile1=$PWD/$SCENE.ozone_pres.L2_LAC l2prod1=ozone,pressure</text:p>
      <text:p text:style-name="P11"/>
      <text:p text:style-name="P32">Info:</text:p>
      <text:p text:style-name="P11"><draw:frame draw:style-name="fr1" draw:name="Rahmen2" text:anchor-type="char" draw:z-index="1"><draw:text-box fo:min-height="10.986cm" fo:min-width="16.912cm"><text:p text:style-name="P12">RadianzTosa aus radTOA (Formel 8.4 Wahle):</text:p><text:p text:style-name="P12"/><text:p text:style-name="P12">Quellen der einzelnen Terme:</text:p><text:p text:style-name="P12">Winkel: <text:span text:style-name="T5">A2013070120500.L1B_GEO : SolarZenith ….</text:span></text:p><text:p text:style-name="P12">L<text:span text:style-name="T2">↑</text:span><text:span text:style-name="T5">TOA <text:s/>: upwelling Radiance TOA: A2013070120500.L1B_LAC EV_1KM...</text:span></text:p><text:p text:style-name="P12"><text:span text:style-name="T5">E</text:span><text:span text:style-name="T2">↓</text:span><text:span text:style-name="T5">TOA : downwelling solar radiation:</text:span></text:p><text:p text:style-name="P3"/><text:p text:style-name="P3">aus Forum:</text:p><text:p text:style-name="P12"><text:span text:style-name="T9">This is mean </text:span><text:span text:style-name="Emphasis"><text:span text:style-name="T9">solar</text:span></text:span><text:span text:style-name="T9"> </text:span><text:span text:style-name="Emphasis"><text:span text:style-name="T9">irradiance</text:span></text:span><text:span text:style-name="T9">, band-averaged:<text:line-break/>float F0(band number) ;<text:line-break/> F0:long_name = "Mean </text:span><text:span text:style-name="Emphasis"><text:span text:style-name="T9">Solar</text:span></text:span><text:span text:style-name="T9"> Flux" ;<text:line-break/> F0:units = "mW cm^-2 um^-1" ;<text:line-break/>Exactly which </text:span><text:span text:style-name="Emphasis"><text:span text:style-name="T9">solar</text:span></text:span><text:span text:style-name="T9"> </text:span><text:span text:style-name="Emphasis"><text:span text:style-name="T9">irradiance</text:span></text:span><text:span text:style-name="T9"> you need would depend on which quantity you are computing.  If it is TOA reflectance, you need instantaneous, band-averaged, </text:span><text:span text:style-name="Emphasis"><text:span text:style-name="T9">solar</text:span></text:span><text:span text:style-name="T9"> </text:span><text:span text:style-name="Emphasis"><text:span text:style-name="T9">irradiance</text:span></text:span><text:span text:style-name="T9">.  You need to adjust the above F0 for earth-sun distance. This is also in the Level-2:</text:span></text:p><text:p text:style-name="P14"><text:span text:style-name="T8">&gt; ncdump -h S1997262224952.L2_LAC | grep Earth-Sun<text:line-break/> :Earth-Sun Distance Correction = 0.9914332628250122 ;<text:line-break/>F0' = F0 * Earth-Sun Distance Correction<text:line-break/>rho_toa = pi * Ltoa/F0'/cos(</text:span><text:span text:style-name="Emphasis"><text:span text:style-name="T8">solar</text:span></text:span><text:span text:style-name="T8">-zenith)<text:line-break/><text:line-break/>Note, however, that if it is Rrs from nLw that you wish to compute, then mean, band-centered F0 is what you need.</text:span></text:p></draw:text-box></draw:frame></text:p>
      <text:p text:style-name="P33"><text:soft-page-break/>Info:</text:p>
      <text:p text:style-name="P33"/>
      <text:p text:style-name="P2">Wellenlängen und Bandbreiten in Table 1 in M1058.pdf oder</text:p>
      <text:p text:style-name="P2">http://oceancolor.gsfc.nasa.gov/DOCS/RSR_tables.html</text:p>
      <text:h text:style-name="Heading_20_3" text:outline-level="3">Bänder und Wellenlängen: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Index</text:p>
          </table:table-cell>
          <table:table-cell table:style-name="Tabelle1.A1" office:value-type="string">
            <text:p text:style-name="P4">MODIS Band</text:p>
          </table:table-cell>
          <table:table-cell table:style-name="Tabelle1.C1" office:value-type="string">
            <text:p text:style-name="P4">Wavelength (nm)</text:p>
          </table:table-cell>
        </table:table-row>
        <table:table-row>
          <table:table-cell table:style-name="Tabelle1.A2" office:value-type="string">
            <text:p text:style-name="P15">0</text:p>
          </table:table-cell>
          <table:table-cell table:style-name="Tabelle1.A2" office:value-type="string">
            <text:p text:style-name="P4">#8</text:p>
          </table:table-cell>
          <table:table-cell table:style-name="Tabelle1.C2" office:value-type="string">
            <text:p text:style-name="P4">412</text:p>
          </table:table-cell>
        </table:table-row>
        <table:table-row>
          <table:table-cell table:style-name="Tabelle1.A2" office:value-type="string">
            <text:p text:style-name="P15">1</text:p>
          </table:table-cell>
          <table:table-cell table:style-name="Tabelle1.A2" office:value-type="string">
            <text:p text:style-name="P4">#9</text:p>
          </table:table-cell>
          <table:table-cell table:style-name="Tabelle1.C2" office:value-type="string">
            <text:p text:style-name="P4">443</text:p>
          </table:table-cell>
        </table:table-row>
        <table:table-row>
          <table:table-cell table:style-name="Tabelle1.A2" office:value-type="string">
            <text:p text:style-name="P15">2</text:p>
          </table:table-cell>
          <table:table-cell table:style-name="Tabelle1.A2" office:value-type="string">
            <text:p text:style-name="P4">#10</text:p>
          </table:table-cell>
          <table:table-cell table:style-name="Tabelle1.C2" office:value-type="string">
            <text:p text:style-name="P4">488</text:p>
          </table:table-cell>
        </table:table-row>
        <table:table-row>
          <table:table-cell table:style-name="Tabelle1.A2" office:value-type="string">
            <text:p text:style-name="P15">3</text:p>
          </table:table-cell>
          <table:table-cell table:style-name="Tabelle1.A2" office:value-type="string">
            <text:p text:style-name="P4">#11</text:p>
          </table:table-cell>
          <table:table-cell table:style-name="Tabelle1.C2" office:value-type="string">
            <text:p text:style-name="P4">531</text:p>
          </table:table-cell>
        </table:table-row>
        <table:table-row>
          <table:table-cell table:style-name="Tabelle1.A2" office:value-type="string">
            <text:p text:style-name="P15">4</text:p>
          </table:table-cell>
          <table:table-cell table:style-name="Tabelle1.A2" office:value-type="string">
            <text:p text:style-name="P4">#12 </text:p>
          </table:table-cell>
          <table:table-cell table:style-name="Tabelle1.C2" office:value-type="string">
            <text:p text:style-name="P4">551</text:p>
          </table:table-cell>
        </table:table-row>
        <table:table-row>
          <table:table-cell table:style-name="Tabelle1.A2" office:value-type="string">
            <text:p text:style-name="P15">5</text:p>
          </table:table-cell>
          <table:table-cell table:style-name="Tabelle1.A2" office:value-type="string">
            <text:p text:style-name="P4">#13lo</text:p>
          </table:table-cell>
          <table:table-cell table:style-name="Tabelle1.C2" office:value-type="string">
            <text:p text:style-name="P4">667</text:p>
          </table:table-cell>
        </table:table-row>
        <table:table-row>
          <table:table-cell table:style-name="Tabelle1.A2" office:value-type="string">
            <text:p text:style-name="P15">6</text:p>
          </table:table-cell>
          <table:table-cell table:style-name="Tabelle1.A2" office:value-type="string">
            <text:p text:style-name="P4">#13hi</text:p>
          </table:table-cell>
          <table:table-cell table:style-name="Tabelle1.C2" office:value-type="string">
            <text:p text:style-name="P4">667 </text:p>
          </table:table-cell>
        </table:table-row>
        <table:table-row>
          <table:table-cell table:style-name="Tabelle1.A2" office:value-type="string">
            <text:p text:style-name="P15">7</text:p>
          </table:table-cell>
          <table:table-cell table:style-name="Tabelle1.A2" office:value-type="string">
            <text:p text:style-name="P4">#14lo</text:p>
          </table:table-cell>
          <table:table-cell table:style-name="Tabelle1.C2" office:value-type="string">
            <text:p text:style-name="P4">678 </text:p>
          </table:table-cell>
        </table:table-row>
        <table:table-row>
          <table:table-cell table:style-name="Tabelle1.A2" office:value-type="string">
            <text:p text:style-name="P15">8</text:p>
          </table:table-cell>
          <table:table-cell table:style-name="Tabelle1.A2" office:value-type="string">
            <text:p text:style-name="P4">#14hi</text:p>
          </table:table-cell>
          <table:table-cell table:style-name="Tabelle1.C2" office:value-type="string">
            <text:p text:style-name="P4">678</text:p>
          </table:table-cell>
        </table:table-row>
        <table:table-row>
          <table:table-cell table:style-name="Tabelle1.A2" office:value-type="string">
            <text:p text:style-name="P15">9</text:p>
          </table:table-cell>
          <table:table-cell table:style-name="Tabelle1.A2" office:value-type="string">
            <text:p text:style-name="P4">#15</text:p>
          </table:table-cell>
          <table:table-cell table:style-name="Tabelle1.C2" office:value-type="string">
            <text:p text:style-name="P4">748</text:p>
          </table:table-cell>
        </table:table-row>
        <table:table-row>
          <table:table-cell table:style-name="Tabelle1.A2" office:value-type="string">
            <text:p text:style-name="P15">19</text:p>
          </table:table-cell>
          <table:table-cell table:style-name="Tabelle1.A2" office:value-type="string">
            <text:p text:style-name="P4">#16 </text:p>
          </table:table-cell>
          <table:table-cell table:style-name="Tabelle1.C2" office:value-type="string">
            <text:p text:style-name="P4">869</text:p>
          </table:table-cell>
        </table:table-row>
      </table:table>
      <text:p text:style-name="P2"/>
      <text:p text:style-name="P2">Transmissionen(Formel 8.2):</text:p>
      <text:p text:style-name="Standard"><text:span text:style-name="T3">α</text:span><text:span text:style-name="T4">Oz(</text:span><text:span text:style-name="T1">λ</text:span><text:span text:style-name="T4">) : Interpoliert aus Tabelle 6.4 (S.56) : A201307012_ozone_pres.L2_LAC</text:span></text:p>
      <text:p text:style-name="P1">Druck : Formel S.91 : A201307012_ozone_pres.L2_L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4-19T12:57:39</meta:creation-date>
    <dc:date>2013-12-18T10:47:32</dc:date>
    <meta:editing-duration>PT5H31M22S</meta:editing-duration>
    <meta:editing-cycles>29</meta:editing-cycles>
    <meta:generator>LibreOffice/3.6$Linux_X86_64 LibreOffice_project/360m1$Build-304</meta:generator>
    <meta:document-statistic meta:table-count="1" meta:image-count="0" meta:object-count="0" meta:page-count="3" meta:paragraph-count="107" meta:word-count="454" meta:character-count="3804" meta:non-whitespace-character-count="2941"/>
  </office:meta>
</office:document-meta>
</file>